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of="urn:oasis:names:tc:opendocument:xmlns:of:1.2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2/25">
            <text:p>03/02/25</text:p>
          </table:table-cell>
          <table:table-cell office:value-type="string" office:string-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2/25">
            <text:p>05/02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2/25">
            <text:p>06/02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2/25">
            <text:p>09/02/25</text:p>
          </table:table-cell>
          <table:table-cell office:value-type="string" office:string-value="30e">
            <text:p>30e</text:p>
          </table:table-cell>
          <table:table-cell office:value-type="string" office:string-value="73">
            <text:p>7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2/25">
            <text:p>12/02/25</text:p>
          </table:table-cell>
          <table:table-cell office:value-type="string" office:string-value="37e">
            <text:p>37e</text:p>
          </table:table-cell>
          <table:table-cell office:value-type="string" office:string-value="48">
            <text:p>48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2/25">
            <text:p>14/02/25</text:p>
          </table:table-cell>
          <table:table-cell office:value-type="float" office:value="1">
            <text:p>1</text:p>
          </table:table-cell>
          <table:table-cell office:value-type="string" office:string-value="22">
            <text:p>22</text:p>
          </table:table-cell>
          <table:table-cell office:value-type="string" office:string-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15m">
            <text:p>Cycling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2/25">
            <text:p>15/02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2/25">
            <text:p>16/02/25</text:p>
          </table:table-cell>
          <table:table-cell office:value-type="string" office:string-value="53">
            <text:p>53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02/25">
            <text:p>18/02/25</text:p>
          </table:table-cell>
          <table:table-cell office:value-type="float" office:value="40">
            <text:p>40</text:p>
          </table:table-cell>
          <table:table-cell office:value-type="string" office:string-value="9">
            <text:p>9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lf press">
            <text:p>Calf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2/25">
            <text:p>20/02/25</text:p>
          </table:table-cell>
          <table:table-cell office:value-type="float" office:value="22">
            <text:p>22</text:p>
          </table:table-cell>
          <table:table-cell office:value-type="string" office:string-value="41">
            <text:p>41</text:p>
          </table:table-cell>
          <table:table-cell office:value-type="string" office:string-value="29">
            <text:p>2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2/25">
            <text:p>21/02/25</text:p>
          </table:table-cell>
          <table:table-cell office:value-type="string" office:string-value="72">
            <text:p>72</text:p>
          </table:table-cell>
          <table:table-cell office:value-type="string" office:string-value="56">
            <text:p>56</text:p>
          </table:table-cell>
          <table:table-cell office:value-type="string" office:string-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2/25">
            <text:p>23/02/25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2/25">
            <text:p>24/02/25</text:p>
          </table:table-cell>
          <table:table-cell office:value-type="string" office:string-value="66">
            <text:p>66</text:p>
          </table:table-cell>
          <table:table-cell office:value-type="string" office:string-value="37">
            <text:p>3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Squat">
            <text:p>Squa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